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1" svg:font-family="'Liberation Sans'" style:font-pitch="variable"/>
    <style:font-face style:name="Symbola" svg:font-family="Symbola" style:font-pitch="variable"/>
    <style:font-face style:name="AR PL SungtiL GB1" svg:font-family="'AR PL SungtiL GB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6.862cm" fo:min-width="5.34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measure">
      <style:graphic-properties draw:textarea-vertical-align="middle" draw:line-distance="1.406cm"/>
      <style:paragraph-properties style:writing-mode="lr-tb"/>
    </style:style>
    <style:style style:name="gr6" style:family="graphic" style:parent-style-name="measure">
      <style:graphic-properties draw:textarea-vertical-align="middle" draw:line-distance="0.362cm"/>
      <style:paragraph-properties style:writing-mode="lr-tb"/>
    </style:style>
    <style:style style:name="gr7" style:family="graphic" style:parent-style-name="objectwithoutfill">
      <style:graphic-properties draw:stroke="dash" draw:stroke-dash="Dashed_20__28_var_29_" draw:fill="none" draw:textarea-vertical-align="middle"/>
    </style:style>
    <style:style style:name="gr8" style:family="graphic" style:parent-style-name="measure">
      <style:graphic-properties draw:textarea-vertical-align="middle" draw:line-distance="0.562cm" draw:placing="below"/>
      <style:paragraph-properties style:writing-mode="lr-tb"/>
    </style:style>
    <style:style style:name="gr9" style:family="graphic" style:parent-style-name="measure">
      <style:graphic-properties draw:textarea-vertical-align="middle" draw:line-distance="0.308cm" draw:placing="below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color="#000000" draw:fill-color="#eeeeee" draw:textarea-horizontal-align="justify" draw:textarea-vertical-align="middle" draw:auto-grow-height="false" fo:min-height="6.354cm" fo:min-width="5.342cm"/>
    </style:style>
    <style:style style:name="gr12" style:family="graphic" style:parent-style-name="measure">
      <style:graphic-properties draw:textarea-vertical-align="middle" draw:line-distance="0.562cm" draw:measure-align="right-outside" draw:measure-vertical-align="center" draw:placing="below" draw:parallel="true"/>
      <style:paragraph-properties style:writing-mode="lr-tb"/>
    </style:style>
    <style:style style:name="gr13" style:family="graphic" style:parent-style-name="measure">
      <style:graphic-properties draw:textarea-vertical-align="middle" draw:line-distance="0.308cm" draw:measure-align="left-outside" draw:measure-vertical-align="center" draw:placing="below"/>
      <style:paragraph-properties style:writing-mode="lr-tb"/>
    </style:style>
    <style:style style:name="gr14" style:family="graphic" style:parent-style-name="Arrow_20_Line" style:list-style-name="L1">
      <style:graphic-properties draw:textarea-vertical-align="middle" draw:line-distance="1.681cm" draw:measure-align="inside" draw:measure-vertical-align="center" draw:show-unit="false" draw:parallel="false"/>
      <style:paragraph-properties style:writing-mode="lr-tb"/>
    </style:style>
    <style:style style:name="gr15" style:family="graphic" style:parent-style-name="Arrow_20_Line" style:list-style-name="L1">
      <style:graphic-properties draw:textarea-vertical-align="middle" draw:line-distance="1.07cm" draw:measure-align="inside" draw:measure-vertical-align="center" draw:show-unit="false" draw:parallel="false"/>
      <style:paragraph-properties style:writing-mode="lr-tb"/>
    </style:style>
    <style:style style:name="gr16" style:family="graphic" style:parent-style-name="Arrow_20_Line" style:list-style-name="L1">
      <style:graphic-properties draw:textarea-vertical-align="middle" draw:line-distance="0.529cm" draw:measure-align="inside" draw:measure-vertical-align="center" draw:show-unit="false" draw:parallel="false"/>
      <style:paragraph-properties style:writing-mode="lr-tb"/>
    </style:style>
    <style:style style:name="gr17" style:family="graphic" style:parent-style-name="Arrow_20_Line" style:list-style-name="L1">
      <style:graphic-properties draw:textarea-vertical-align="middle" draw:line-distance="0.054cm" draw:start-guide="7.112cm" draw:placing="below" draw:parallel="true"/>
      <style:paragraph-properties style:writing-mode="lr-tb"/>
    </style:style>
    <style:style style:name="gr18" style:family="graphic" style:parent-style-name="Arrow_20_Line" style:list-style-name="L1">
      <style:graphic-properties draw:textarea-vertical-align="middle" draw:measure-align="inside" draw:measure-vertical-align="center" draw:placing="below" draw:parallel="false"/>
      <style:paragraph-properties style:writing-mode="lr-tb"/>
    </style:style>
    <style:style style:name="gr19" style:family="graphic" style:parent-style-name="standard">
      <style:graphic-properties svg:stroke-color="#000000" draw:fill-color="#eeeeee" draw:textarea-horizontal-align="justify" draw:textarea-vertical-align="middle" draw:auto-grow-height="false" fo:min-height="8.386cm" fo:min-width="11.18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307cm"/>
    </style:style>
    <style:style style:name="gr2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00a933" draw:opacity="31%" draw:textarea-horizontal-align="justify" draw:textarea-vertical-align="middle" draw:auto-grow-height="false" fo:min-height="0.258cm" fo:min-width="0.008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00a933" draw:opacity="31%" draw:textarea-horizontal-align="justify" draw:textarea-vertical-align="middle" draw:auto-grow-height="false" fo:min-height="3.78cm" fo:min-width="0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00a933" draw:opacity="31%" draw:textarea-horizontal-align="justify" draw:textarea-vertical-align="middle" draw:auto-grow-height="false" fo:min-height="8.352cm" fo:min-width="5.054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0000" draw:opacity="31%" draw:textarea-horizontal-align="justify" draw:textarea-vertical-align="middle" draw:auto-grow-height="false" fo:min-height="3.78cm" fo:min-width="0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ff0000" draw:opacity="31%" draw:textarea-horizontal-align="justify" draw:textarea-vertical-align="middle" draw:auto-grow-height="false" fo:min-height="8.352cm" fo:min-width="5.054cm" fo:padding-top="0.142cm" fo:padding-bottom="0.142cm" fo:padding-left="0.267cm" fo:padding-right="0.267cm"/>
    </style:style>
    <style:style style:name="gr27" style:family="graphic" style:parent-style-name="standard">
      <style:graphic-properties svg:stroke-color="#000000" draw:fill-color="#666666" draw:textarea-horizontal-align="justify" draw:textarea-vertical-align="middle" draw:auto-grow-height="false" fo:min-height="3.374cm" fo:min-width="3.124cm"/>
      <style:paragraph-properties style:writing-mode="lr-tb"/>
    </style:style>
    <style:style style:name="gr28" style:family="graphic" style:parent-style-name="standard">
      <style:graphic-properties svg:stroke-color="#000000" svg:stroke-opacity="70%" draw:fill="solid" draw:fill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29" style:family="graphic" style:parent-style-name="standard">
      <style:graphic-properties svg:stroke-opacity="70%" draw:fill="solid" draw:fill-color="#ff0000" draw:textarea-horizontal-align="justify" draw:textarea-vertical-align="middle" draw:auto-grow-height="false" fo:min-height="0.11cm" fo:min-width="0cm"/>
      <style:paragraph-properties style:writing-mode="lr-tb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svg:stroke-opacity="70%" draw:fill="solid" draw:fill-color="#2a6099" draw:textarea-horizontal-align="justify" draw:textarea-vertical-align="middle" draw:auto-grow-height="false" fo:min-height="0.11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  <style:paragraph-properties style:writing-mode="lr-tb"/>
    </style:style>
    <style:style style:name="gr33" style:family="graphic" style:parent-style-name="objectwithoutfill">
      <style:graphic-properties draw:marker-end="Arrow" draw:fill="none" draw:textarea-vertical-align="middle"/>
    </style:style>
    <style:style style:name="gr34" style:family="graphic" style:parent-style-name="standard">
      <style:graphic-properties svg:stroke-color="#000000" draw:fill-color="#ff0000" draw:textarea-horizontal-align="justify" draw:textarea-vertical-align="middle" draw:auto-grow-height="false" fo:min-height="1.084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Liberation Serif" fo:font-style="italic" style:font-style-asian="italic" style:font-style-complex="italic"/>
    </style:style>
    <style:style style:name="P4" style:family="paragraph">
      <style:paragraph-properties fo:text-align="center" style:writing-mode="lr-tb"/>
      <style:text-properties style:font-name="Liberation Serif" fo:font-size="18pt" fo:font-style="italic" style:font-size-asian="18pt" style:font-style-asian="italic" style:font-size-complex="18pt" style:font-style-complex="italic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erif" fo:font-style="italic" fo:text-shadow="none" style:text-underline-style="none" fo:font-weight="normal" style:letter-kerning="true" style:font-name-asian="AR PL SungtiL GB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style:font-name="Symbola"/>
    </style:style>
    <style:style style:name="P8" style:family="paragraph">
      <style:paragraph-properties fo:text-align="center"/>
    </style:style>
    <style:style style:name="P9" style:family="paragraph">
      <loext:graphic-properties draw:fill-color="#00a933" draw:opacity="31%"/>
      <style:paragraph-properties fo:text-align="center"/>
    </style:style>
    <style:style style:name="P10" style:family="paragraph">
      <loext:graphic-properties draw:fill-color="#ff0000" draw:opacity="31%"/>
      <style:paragraph-properties fo:text-align="center"/>
    </style:style>
    <style:style style:name="P11" style:family="paragraph">
      <loext:graphic-properties draw:fill-color="#666666"/>
      <style:paragraph-properties fo:text-align="center"/>
    </style:style>
    <style:style style:name="P12" style:family="paragraph">
      <style:paragraph-properties fo:text-align="center"/>
      <style:text-properties fo:font-size="12pt"/>
    </style:style>
    <style:style style:name="P13" style:family="paragraph">
      <loext:graphic-properties draw:fill="solid" draw:fill-color="#000000"/>
      <style:paragraph-properties fo:text-align="center"/>
      <style:text-properties fo:font-size="12pt"/>
    </style:style>
    <style:style style:name="P14" style:family="paragraph">
      <loext:graphic-properties draw:fill="solid" draw:fill-color="#ff0000"/>
      <style:paragraph-properties fo:text-align="center"/>
      <style:text-properties fo:font-size="12pt"/>
    </style:style>
    <style:style style:name="P15" style:family="paragraph">
      <loext:graphic-properties draw:fill="solid" draw:fill-color="#2a6099"/>
      <style:paragraph-properties fo:text-align="center"/>
      <style:text-properties fo:font-size="12pt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  <style:text-properties style:font-name="Liberation Serif" fo:font-style="italic" style:font-style-asian="italic" style:font-style-complex="italic"/>
    </style:style>
    <style:style style:name="P18" style:family="paragraph">
      <loext:graphic-properties draw:fill-color="#ff0000"/>
      <style:paragraph-properties fo:text-align="center"/>
      <style:text-properties style:font-name="Liberation Serif" fo:font-style="italic" style:font-style-asian="italic" style:font-style-complex="italic"/>
    </style:style>
    <style:style style:name="P19" style:family="paragraph">
      <loext:graphic-properties draw:fill-color="#ffffff"/>
    </style:style>
    <style:style style:name="T1" style:family="text">
      <style:text-properties style:font-name="Liberation Serif" fo:font-style="italic" style:font-style-asian="italic" style:font-style-complex="italic"/>
    </style:style>
    <style:style style:name="T2" style:family="text">
      <style:text-properties style:font-name="Liberation Serif"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text-position="-33% 58%" style:font-name="Liberation Serif"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tyle="italic" fo:text-shadow="none" style:text-underline-style="none" fo:font-weight="normal" style:letter-kerning="true" style:font-name-asian="AR PL SungtiL GB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erif" fo:font-style="italic" fo:text-shadow="none" style:text-underline-style="none" fo:font-weight="normal" style:letter-kerning="true" style:font-name-asian="AR PL SungtiL GB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tyle="italic" fo:text-shadow="none" style:text-underline-style="none" fo:font-weight="normal" style:letter-kerning="true" style:font-name-asian="AR PL SungtiL GB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-33% 58%"/>
    </style:style>
    <style:style style:name="T9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842cm" svg:height="7.112cm" svg:x="6.096cm" svg:y="1.52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096cm" svg:y1="9.398cm" svg:x2="6.096cm" svg:y2="0.762cm">
          <text:p/>
        </draw:line>
        <draw:line draw:style-name="gr2" draw:text-style-name="P2" draw:layer="layout" svg:x1="6.096cm" svg:y1="5.08cm" svg:x2="14.732cm" svg:y2="5.08cm">
          <text:p/>
        </draw:line>
        <draw:frame draw:style-name="gr3" draw:text-style-name="P3" draw:layer="layout" svg:width="1.016cm" svg:height="0.954cm" svg:x="13.716cm" svg:y="5.334cm">
          <draw:text-box>
            <text:p><text:span text:style-name="T1">x</text:span></text:p>
          </draw:text-box>
        </draw:frame>
        <draw:frame draw:style-name="gr3" draw:text-style-name="P3" draw:layer="layout" svg:width="1.016cm" svg:height="0.954cm" svg:x="6.35cm" svg:y="0.57cm">
          <draw:text-box>
            <text:p><text:span text:style-name="T1">y</text:span></text:p>
          </draw:text-box>
        </draw:frame>
        <draw:line draw:style-name="gr4" draw:text-style-name="P2" draw:layer="layout" svg:x1="1.524cm" svg:y1="5.08cm" svg:x2="9.906cm" svg:y2="2.286cm">
          <text:p/>
        </draw:line>
        <draw:measure draw:style-name="gr5" draw:text-style-name="P4" draw:layer="measurelines" svg:x1="1.524cm" svg:y1="5.08cm" svg:x2="9.906cm" svg:y2="2.286cm">
          <text:p text:style-name="P4"><text:span text:style-name="T2">R</text:span></text:p>
        </draw:measure>
        <draw:measure draw:style-name="gr6" draw:text-style-name="P4" draw:layer="layout" svg:x1="1.524cm" svg:y1="5.081cm" svg:x2="6.096cm" svg:y2="3.556cm">
          <text:p text:style-name="P4"><text:span text:style-name="T2">R</text:span><text:span text:style-name="T3">0</text:span></text:p>
        </draw:measure>
        <draw:line draw:style-name="gr7" draw:text-style-name="P2" draw:layer="layout" svg:x1="6.096cm" svg:y1="5.08cm" svg:x2="1.524cm" svg:y2="5.08cm">
          <text:p/>
        </draw:line>
        <draw:measure draw:style-name="gr8" draw:text-style-name="P4" draw:layer="layout" svg:x1="11.938cm" svg:y1="8.636cm" svg:x2="11.938cm" svg:y2="1.524cm">
          <text:p text:style-name="P4"><text:span text:style-name="T2">L</text:span><text:span text:style-name="T3">y</text:span></text:p>
        </draw:measure>
        <draw:measure draw:style-name="gr9" draw:text-style-name="P4" draw:layer="layout" svg:x1="6.096cm" svg:y1="8.636cm" svg:x2="11.938cm" svg:y2="8.636cm">
          <text:p text:style-name="P4"><text:span text:style-name="T2">L</text:span><text:span text:style-name="T3">x</text:span></text:p>
        </draw:measur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1" draw:text-style-name="P1" draw:layer="layout" svg:width="5.842cm" svg:height="6.604cm" svg:x="6.096cm" svg:y="2.18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96cm" svg:y1="9.828cm" svg:x2="8.996cm" svg:y2="1.192cm">
          <text:p/>
        </draw:line>
        <draw:line draw:style-name="gr2" draw:text-style-name="P2" draw:layer="layout" svg:x1="6.096cm" svg:y1="5.51cm" svg:x2="14.732cm" svg:y2="5.51cm">
          <text:p/>
        </draw:line>
        <draw:frame draw:style-name="gr3" draw:text-style-name="P3" draw:layer="layout" svg:width="1.016cm" svg:height="0.954cm" svg:x="13.716cm" svg:y="5.764cm">
          <draw:text-box>
            <text:p><text:span text:style-name="T1">x</text:span></text:p>
          </draw:text-box>
        </draw:frame>
        <draw:frame draw:style-name="gr3" draw:text-style-name="P3" draw:layer="layout" svg:width="1.016cm" svg:height="0.954cm" svg:x="8.896cm" svg:y="1.332cm">
          <draw:text-box>
            <text:p><text:span text:style-name="T1">y</text:span></text:p>
          </draw:text-box>
        </draw:frame>
        <draw:measure draw:style-name="gr12" draw:text-style-name="P4" draw:layer="layout" svg:x1="11.938cm" svg:y1="8.79cm" svg:x2="11.938cm" svg:y2="2.186cm">
          <text:p text:style-name="P4"><text:span text:style-name="T2">L</text:span><text:span text:style-name="T3">y</text:span></text:p>
        </draw:measure>
        <draw:measure draw:style-name="gr13" draw:text-style-name="P4" draw:layer="layout" svg:x1="6.096cm" svg:y1="8.89cm" svg:x2="11.938cm" svg:y2="8.89cm">
          <text:p text:style-name="P4"><text:span text:style-name="T2">L</text:span><text:span text:style-name="T3">x</text:span></text:p>
        </draw:measure>
        <draw:line draw:style-name="gr4" draw:text-style-name="P2" draw:layer="layout" svg:x1="1.565cm" svg:y1="5.923cm" svg:x2="13.383cm" svg:y2="4.654cm">
          <text:p/>
        </draw:line>
        <draw:line draw:style-name="gr7" draw:text-style-name="P2" draw:layer="layout" svg:x1="6.109cm" svg:y1="5.415cm" svg:x2="1.565cm" svg:y2="5.924cm">
          <text:p/>
        </draw:line>
        <draw:measure draw:style-name="gr14" draw:text-style-name="P6" draw:layer="measurelines" svg:x1="1.565cm" svg:y1="5.924cm" svg:x2="13.383cm" svg:y2="4.654cm">
          <text:p text:style-name="P6"><text:span text:style-name="T4">R</text:span></text:p>
        </draw:measure>
        <draw:measure draw:style-name="gr15" draw:text-style-name="P6" draw:layer="layout" svg:x1="1.565cm" svg:y1="5.924cm" svg:x2="11.968cm" svg:y2="4.813cm">
          <text:p text:style-name="P6"><text:span text:style-name="T4">R</text:span><text:span text:style-name="T5">1</text:span></text:p>
        </draw:measure>
        <draw:measure draw:style-name="gr16" draw:text-style-name="P6" draw:layer="layout" svg:x1="1.565cm" svg:y1="5.924cm" svg:x2="6.111cm" svg:y2="5.436cm">
          <text:p text:style-name="P6"><text:span text:style-name="T4">R</text:span><text:span text:style-name="T5">0</text:span></text:p>
        </draw:measure>
        <draw:frame draw:style-name="gr3" draw:text-style-name="P3" draw:layer="layout" svg:width="1.016cm" svg:height="0.954cm" svg:x="11.022cm" svg:y="4.726cm">
          <draw:text-box>
            <text:p><text:span text:style-name="T6">θ</text:span></text:p>
          </draw:text-box>
        </draw:frame>
        <draw:measure draw:style-name="gr17" draw:text-style-name="P6" draw:layer="measurelines" svg:x1="9.398cm" svg:y1="5.924cm" svg:x2="9.398cm" svg:y2="5.51cm">
          <text:p text:style-name="P6"><text:span text:style-name="T4">-y</text:span><text:span text:style-name="T5">0</text:span></text:p>
        </draw:measure>
        <draw:measure draw:style-name="gr18" draw:text-style-name="P6" draw:layer="layout" svg:x1="1.565cm" svg:y1="5.924cm" svg:x2="8.996cm" svg:y2="5.924cm">
          <text:p text:style-name="P6"><text:span text:style-name="T7">-x</text:span><text:span text:style-name="T5">0</text:span></text:p>
        </draw:measure>
        <draw:frame draw:style-name="gr3" draw:text-style-name="P3" draw:layer="layout" svg:width="1.016cm" svg:height="0.954cm" svg:x="5.396cm" svg:y="1.432cm">
          <draw:text-box>
            <text:p><text:span text:style-name="T1">B</text:span></text:p>
          </draw:text-box>
        </draw:frame>
        <draw:frame draw:style-name="gr3" draw:text-style-name="P3" draw:layer="layout" svg:width="1.016cm" svg:height="0.954cm" svg:x="5.396cm" svg:y="8.032cm">
          <draw:text-box>
            <text:p><text:span text:style-name="T1">A</text:span></text:p>
          </draw:text-box>
        </draw:frame>
        <draw:frame draw:style-name="gr3" draw:text-style-name="P3" draw:layer="layout" svg:width="1.016cm" svg:height="0.954cm" svg:x="11.096cm" svg:y="8.032cm">
          <draw:text-box>
            <text:p><text:span text:style-name="T1">D</text:span></text:p>
          </draw:text-box>
        </draw:frame>
        <draw:frame draw:style-name="gr3" draw:text-style-name="P3" draw:layer="layout" svg:width="1.016cm" svg:height="0.954cm" svg:x="11.296cm" svg:y="1.332cm">
          <draw:text-box>
            <text:p><text:span text:style-name="T1">C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9" draw:text-style-name="P1" draw:layer="layout" svg:width="11.684cm" svg:height="8.636cm" svg:x="1.524cm" svg:y="1.0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366cm" svg:y1="9.906cm" svg:x2="7.366cm" svg:y2="0.254cm">
          <text:p/>
        </draw:line>
        <draw:line draw:style-name="gr2" draw:text-style-name="P2" draw:layer="layout" svg:x1="0.508cm" svg:y1="5.334cm" svg:x2="14.732cm" svg:y2="5.334cm">
          <text:p/>
        </draw:line>
        <draw:frame draw:style-name="gr20" draw:text-style-name="P7" draw:layer="layout" svg:width="0.807cm" svg:height="1.187cm" svg:x="3.765cm" svg:y="4.573cm">
          <draw:text-box>
            <text:p/>
          </draw:text-box>
        </draw:frame>
        <draw:frame draw:style-name="gr21" draw:text-style-name="P8" draw:layer="layout" svg:width="0.785cm" svg:height="0.557cm" svg:x="14.201cm" svg:y="5.5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1" draw:text-style-name="P8" draw:layer="layout" svg:width="0.811cm" svg:height="0.557cm" svg:x="7.597cm" svg:y="0.20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2" draw:text-style-name="P9" draw:layer="layout" svg:width="0.508cm" svg:height="0.508cm" svg:x="7.112cm" svg:y="5.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508cm" svg:height="4.064cm" svg:x="7.112cm" svg:y="1.0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5.588cm" svg:height="8.636cm" svg:x="7.62cm" svg:y="1.01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0.508cm" svg:height="4.064cm" svg:x="7.112cm" svg:y="5.5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5.588cm" svg:height="8.636cm" svg:x="1.524cm" svg:y="1.0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366cm" svg:y1="5.334cm" svg:x2="11.938cm" svg:y2="3.556cm">
          <text:p/>
        </draw:line>
        <draw:line draw:style-name="gr2" draw:text-style-name="P2" draw:layer="layout" svg:x1="7.366cm" svg:y1="5.334cm" svg:x2="2.794cm" svg:y2="7.113cm">
          <text:p/>
        </draw:line>
        <draw:frame draw:style-name="gr21" draw:text-style-name="P8" draw:layer="layout" svg:width="1.24cm" svg:height="0.704cm" svg:x="11.176cm" svg:y="2.7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1" draw:text-style-name="P8" draw:layer="layout" svg:width="1.758cm" svg:height="0.704cm" svg:x="2.286cm" svg:y="7.11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1" draw:text-style-name="P8" draw:layer="layout" svg:width="1.063cm" svg:height="1.687cm" svg:x="13.208cm" svg:y="3.64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1" draw:text-style-name="P8" draw:layer="layout" svg:width="1.581cm" svg:height="1.687cm" svg:x="0cm" svg:y="3.64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1" draw:text-style-name="P8" draw:layer="layout" svg:width="1.089cm" svg:height="1.687cm" svg:x="7.573cm" svg:y="1.01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1" draw:text-style-name="P8" draw:layer="layout" svg:width="1.607cm" svg:height="1.687cm" svg:x="7.62cm" svg:y="7.96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0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27" draw:text-style-name="P11" draw:layer="layout" svg:width="5.124cm" svg:height="5.124cm" svg:x="5.08cm" svg:y="2.496cm">
          <text:p text:style-name="P8">PROB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draw:layer="layout" svg:width="0.254cm" svg:height="0.254cm" svg:x="1.524cm" svg:y="5.18cm">
          <text:p text:style-name="P12">-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9" draw:text-style-name="P14" draw:layer="layout" svg:width="0.527cm" svg:height="0.508cm" svg:x="0.997cm" svg:y="3.556cm">
          <text:p text:style-name="P1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2" draw:layer="layout" svg:x1="1.524cm" svg:y1="3.81cm" svg:x2="5.334cm" svg:y2="3.81cm">
          <text:p/>
        </draw:line>
        <draw:line draw:style-name="gr2" draw:text-style-name="P2" draw:layer="layout" svg:x1="5.334cm" svg:y1="3.81cm" svg:x2="3.048cm" svg:y2="2.032cm">
          <text:p/>
        </draw:line>
        <draw:custom-shape draw:style-name="gr31" draw:text-style-name="P15" draw:layer="layout" svg:width="0.527cm" svg:height="0.508cm" svg:x="2.54cm" svg:y="1.778cm">
          <text:p text:style-name="P12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2" draw:layer="layout" svg:x1="10.668cm" svg:y1="7.874cm" svg:x2="12.192cm" svg:y2="7.874cm">
          <text:p/>
        </draw:line>
        <draw:line draw:style-name="gr30" draw:text-style-name="P2" draw:layer="layout" svg:x1="11.176cm" svg:y1="7.62cm" svg:x2="11.684cm" svg:y2="7.62cm">
          <text:p/>
        </draw:line>
        <draw:line draw:style-name="gr30" draw:text-style-name="P2" draw:layer="layout" svg:x1="10.668cm" svg:y1="7.366cm" svg:x2="12.192cm" svg:y2="7.366cm">
          <text:p/>
        </draw:line>
        <draw:line draw:style-name="gr30" draw:text-style-name="P2" draw:layer="layout" svg:x1="11.176cm" svg:y1="7.112cm" svg:x2="11.684cm" svg:y2="7.112cm">
          <text:p/>
        </draw:line>
        <draw:line draw:style-name="gr30" draw:text-style-name="P2" draw:layer="layout" svg:x1="11.43cm" svg:y1="7.112cm" svg:x2="11.43cm" svg:y2="5.08cm">
          <text:p/>
        </draw:line>
        <draw:line draw:style-name="gr30" draw:text-style-name="P2" draw:layer="layout" svg:x1="11.43cm" svg:y1="5.08cm" svg:x2="10.204cm" svg:y2="5.08cm">
          <text:p/>
        </draw:line>
        <draw:line draw:style-name="gr30" draw:text-style-name="P2" draw:layer="layout" svg:x1="11.43cm" svg:y1="7.874cm" svg:x2="11.43cm" svg:y2="9.144cm">
          <text:p/>
        </draw:line>
        <draw:line draw:style-name="gr30" draw:text-style-name="P2" draw:layer="layout" svg:x1="10.668cm" svg:y1="9.144cm" svg:x2="12.192cm" svg:y2="9.144cm">
          <text:p/>
        </draw:line>
        <draw:line draw:style-name="gr30" draw:text-style-name="P2" draw:layer="layout" svg:x1="10.922cm" svg:y1="9.398cm" svg:x2="11.938cm" svg:y2="9.398cm">
          <text:p/>
        </draw:line>
        <draw:line draw:style-name="gr30" draw:text-style-name="P2" draw:layer="layout" svg:x1="11.176cm" svg:y1="9.652cm" svg:x2="11.684cm" svg:y2="9.652cm">
          <text:p/>
        </draw:line>
        <draw:frame draw:style-name="gr32" draw:text-style-name="P16" draw:layer="layout" svg:width="1.598cm" svg:height="2.54cm" svg:x="12.118cm" svg:y="6.35cm">
          <draw:text-box>
            <text:p>-</text:p>
            <text:p>V<text:span text:style-name="T8">bias</text:span></text:p>
            <text:p><text:span text:style-name="T9">+</text:span></text:p>
          </draw:text-box>
        </draw:frame>
        <draw:custom-shape draw:style-name="gr28" draw:text-style-name="P13" draw:layer="layout" svg:width="0.254cm" svg:height="0.254cm" svg:x="6.204cm" svg:y="3.002cm">
          <text:p text:style-name="P1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draw:layer="layout" svg:width="0.254cm" svg:height="0.254cm" svg:x="5.366cm" svg:y="4.194cm">
          <text:p text:style-name="P1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draw:layer="layout" svg:width="0.254cm" svg:height="0.254cm" svg:x="5.29cm" svg:y="4.648cm">
          <text:p text:style-name="P1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draw:layer="layout" svg:width="0.254cm" svg:height="0.254cm" svg:x="5.891cm" svg:y="3.349cm">
          <text:p text:style-name="P1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5" draw:layer="layout" svg:width="0.527cm" svg:height="0.508cm" svg:x="0.997cm" svg:y="6.604cm">
          <text:p text:style-name="P12">N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2" draw:text-style-name="P2" draw:layer="layout" svg:x1="1.524cm" svg:y1="6.858cm" svg:x2="3.302cm" svg:y2="6.858cm">
          <text:p/>
        </draw:line>
        <draw:custom-shape draw:style-name="gr28" draw:text-style-name="P13" draw:layer="layout" svg:width="0.254cm" svg:height="0.254cm" svg:x="5.291cm" svg:y="5.149cm">
          <text:p text:style-name="P1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draw:layer="layout" svg:width="0.254cm" svg:height="0.254cm" svg:x="5.391cm" svg:y="5.649cm">
          <text:p text:style-name="P1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draw:layer="layout" svg:width="0.254cm" svg:height="0.254cm" svg:x="5.591cm" svg:y="6.149cm">
          <text:p text:style-name="P12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3" draw:text-style-name="P2" draw:layer="layout" svg:width="4.044cm" svg:height="1.473cm" draw:transform="skewX (0.30159289474462) rotate (-0.161792021659875) translate (1.778cm 5.334cm)" svg:viewBox="0 0 4045 1474" svg:d="M0 0c3603 0 3263 368 4045 1474">
          <text:p/>
        </draw:path>
        <draw:custom-shape draw:style-name="gr34" draw:text-style-name="P18" draw:layer="layout" svg:width="0.762cm" svg:height="1.524cm" svg:x="11.938cm" svg:y="4.826cm">
          <text:p text:style-name="P17"><text:span text:style-name="T1">I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0" draw:layer="layout" svg:width="18.624cm" svg:height="10.476cm" svg:x="1.482cm" svg:y="2.123cm" draw:page-number="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1" svg:font-family="'Liberation Sans'" style:font-pitch="variable"/>
    <style:font-face style:name="Symbola" svg:font-family="Symbola" style:font-pitch="variable"/>
    <style:font-face style:name="AR PL SungtiL GB1" svg:font-family="'AR PL SungtiL GB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2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.6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57cm" fo:margin-bottom="0cm" fo:text-indent="0cm"/>
      <style:text-properties fo:font-size="18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93cm" fo:margin-bottom="0cm" fo:text-indent="0cm"/>
      <style:text-properties fo:font-size="15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28cm" fo:margin-bottom="0cm" fo:text-indent="0cm"/>
      <style:text-properties fo:font-size="12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4cm" fo:margin-bottom="0cm" fo:text-indent="0cm"/>
      <style:text-properties fo:font-size="12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3999996185303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13.715cm" svg:height="1.696cm" svg:x="0.762cm" svg:y="0.405cm" presentation:class="title" presentation:placeholder="true">
        <draw:text-box/>
      </draw:frame>
      <draw:frame presentation:style-name="Default-outline1" draw:layer="backgroundobjects" svg:width="13.715cm" svg:height="5.892cm" svg:x="0.762cm" svg:y="2.377cm" presentation:class="outline" presentation:placeholder="true">
        <draw:text-box/>
      </draw:frame>
      <draw:frame presentation:style-name="Mpr1" draw:text-style-name="MP2" draw:layer="backgroundobjects" svg:width="3.55cm" svg:height="0.7cm" svg:x="0.762cm" svg:y="9.2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831cm" svg:height="0.7cm" svg:x="5.212cm" svg:y="9.2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55cm" svg:height="0.7cm" svg:x="10.927cm" svg:y="9.25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2:44:45.728098563</meta:creation-date>
    <dc:date>2023-03-15T11:17:35.621517263</dc:date>
    <meta:editing-duration>PT5H20M21S</meta:editing-duration>
    <meta:editing-cycles>11</meta:editing-cycles>
    <meta:generator>LibreOffice/6.4.7.2$Linux_X86_64 LibreOffice_project/40$Build-2</meta:generator>
    <meta:document-statistic meta:object-count="106"/>
  </office:meta>
</office:document-meta>
</file>

<file path=Object 1/content.xml><?xml version="1.0" encoding="utf-8"?>
<math xmlns="http://www.w3.org/1998/Math/MathML" display="block">
  <semantics>
    <msub>
      <mi>ν</mi>
      <mi>x</mi>
    </msub>
    <annotation encoding="StarMath 5.0">%nu_x</annotation>
  </semantics>
</math>
</file>

<file path=Object 2/content.xml><?xml version="1.0" encoding="utf-8"?>
<math xmlns="http://www.w3.org/1998/Math/MathML" display="block">
  <semantics>
    <msub>
      <mi>ν</mi>
      <mi>y</mi>
    </msub>
    <annotation encoding="StarMath 5.0">%nu_y</annotation>
  </semantics>
</math>
</file>

<file path=Object 3/content.xml><?xml version="1.0" encoding="utf-8"?>
<math xmlns="http://www.w3.org/1998/Math/MathML" display="block">
  <semantics>
    <mover accent="true">
      <msub>
        <mi>ν</mi>
        <mrow>
          <mi>m</mi>
          <mi>,</mi>
          <mi>n</mi>
        </mrow>
      </msub>
      <mo stretchy="false">⃑</mo>
    </mover>
    <annotation encoding="StarMath 5.0">harpoon{%nu}_{ m,n }</annotation>
  </semantics>
</math>
</file>

<file path=Object 4/content.xml><?xml version="1.0" encoding="utf-8"?>
<math xmlns="http://www.w3.org/1998/Math/MathML" display="block">
  <semantics>
    <mrow>
      <mo stretchy="false">−</mo>
      <mover accent="true">
        <msub>
          <mi>ν</mi>
          <mrow>
            <mi>m</mi>
            <mi>,</mi>
            <mi>n</mi>
          </mrow>
        </msub>
        <mo stretchy="false">⃑</mo>
      </mover>
    </mrow>
    <annotation encoding="StarMath 5.0">- harpoon{%nu}_{ m,n }</annotation>
  </semantics>
</math>
</file>

<file path=Object 5/content.xml><?xml version="1.0" encoding="utf-8"?>
<math xmlns="http://www.w3.org/1998/Math/MathML" display="block">
  <semantics>
    <mfrac>
      <msub>
        <mi>N</mi>
        <mi>x</mi>
      </msub>
      <msub>
        <mi>L</mi>
        <mi>x</mi>
      </msub>
    </mfrac>
    <annotation encoding="StarMath 5.0">{N_x} over {L_x} </annotation>
  </semantics>
</math>
</file>

<file path=Object 6/content.xml><?xml version="1.0" encoding="utf-8"?>
<math xmlns="http://www.w3.org/1998/Math/MathML" display="block">
  <semantics>
    <mrow>
      <mo stretchy="false">−</mo>
      <mfrac>
        <msub>
          <mi>N</mi>
          <mi>x</mi>
        </msub>
        <msub>
          <mi>L</mi>
          <mi>x</mi>
        </msub>
      </mfrac>
    </mrow>
    <annotation encoding="StarMath 5.0">- {{N_x} over {L_x}}</annotation>
  </semantics>
</math>
</file>

<file path=Object 7/content.xml><?xml version="1.0" encoding="utf-8"?>
<math xmlns="http://www.w3.org/1998/Math/MathML" display="block">
  <semantics>
    <mfrac>
      <msub>
        <mi>N</mi>
        <mi>y</mi>
      </msub>
      <msub>
        <mi>L</mi>
        <mi>y</mi>
      </msub>
    </mfrac>
    <annotation encoding="StarMath 5.0">{N_y} over {L_y}</annotation>
  </semantics>
</math>
</file>

<file path=Object 8/content.xml><?xml version="1.0" encoding="utf-8"?>
<math xmlns="http://www.w3.org/1998/Math/MathML" display="block">
  <semantics>
    <mrow>
      <mo stretchy="false">−</mo>
      <mfrac>
        <msub>
          <mi>N</mi>
          <mi>y</mi>
        </msub>
        <msub>
          <mi>L</mi>
          <mi>y</mi>
        </msub>
      </mfrac>
    </mrow>
    <annotation encoding="StarMath 5.0">-{{N_y} over {L_y}}</annotation>
  </semantics>
</math>
</file>